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>
          <draw:text-box>
            <text:p>The quick fox jumps over the lazy fox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frain chu-jon</meta:initial-creator>
    <meta:creation-date>2011-01-24T15:06:16.78</meta:creation-date>
    <meta:editing-duration>PT00H02M43S</meta:editing-duration>
    <meta:editing-cycles>5</meta:editing-cycles>
    <dc:date>2011-05-31T16:26:32.84</dc:date>
    <dc:creator>efrain chu-jon</dc:creator>
    <meta:generator>OpenOffice.org/3.2$Win32 OpenOffice.org_project/320m18$Build-9502</meta:generator>
    <meta:document-statistic meta:object-count="25"/>
  </office:meta>
</office:document-meta>
</file>